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正文" style:master-page-name="MP0" style:family="paragraph">
      <style:paragraph-properties fo:break-before="page"/>
    </style:style>
  </office:automatic-styles>
  <office:body>
    <office:text text:use-soft-page-breaks="true">
      <text:p text:style-name="P1">Test word file. Test word file.</text:p>
      <text:p text:style-name="正文">Test word file.</text:p>
      <text:p text:style-name="正文">Test word file.</text:p>
      <text:p text:style-name="正文">Test word file.</text:p>
      <text:p text:style-name="正文">Test word file.</text:p>
      <text:p text:style-name="正文">Test word file.</text:p>
      <text:p text:style-name="正文">Test word file.</text:p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style:letter-kerning="true" fo:font-size="10.5pt" style:font-size-asian="10.5pt" style:font-size-complex="11pt" fo:hyphenate="false"/>
    </style:style>
    <style:style style:name="默认段落字体" style:display-name="默认段落字体" style:family="text"/>
    <style:style style:name="代码" style:display-name="代码" style:family="paragraph" style:parent-style-name="正文" style:auto-update="true">
      <style:paragraph-properties fo:widows="2" fo:orphans="2" fo:border="0.0069in solid #000000" fo:padding-top="0.0138in" fo:padding-left="0.0555in" fo:padding-bottom="0.0138in" fo:padding-right="0.0555in" style:shadow="none" fo:text-align="start" fo:margin-top="0in" fo:margin-bottom="0in" fo:line-height="0.1666in" fo:margin-left="0.1388in" fo:margin-right="0.1388in" fo:background-color="#FFFFE1">
        <style:tab-stops/>
      </style:paragraph-properties>
      <style:text-properties style:font-name="Arial" style:font-name-asian="Courier New" style:font-name-complex="Arial" fo:font-size="7.5pt" style:font-size-asian="7.5pt" style:font-size-complex="7.5pt" fo:hyphenate="false"/>
    </style:style>
    <style:style style:name="代码Char" style:display-name="代码 Char" style:family="text" style:parent-style-name="默认段落字体">
      <style:text-properties style:font-name="Arial" style:font-name-asian="Courier New" style:font-name-complex="Arial" fo:font-size="7.5pt" style:font-size-asian="7.5pt" style:font-size-complex="7.5pt" fo:background-color="#FFFFE1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胡海星</meta:initial-creator>
    <dc:creator>胡海星</dc:creator>
    <meta:creation-date>2009-11-06T15:03:00Z</meta:creation-date>
    <dc:date>2009-11-06T15:03:00Z</dc:date>
    <meta:print-date>2009-11-06T15:0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9" meta:character-count="128" meta:row-count="1" meta:non-whitespace-character-count="110"/>
  </office:meta>
</office:document-meta>
</file>